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567e" officeooo:paragraph-rsid="0011567e"/>
    </style:style>
    <style:style style:name="P2" style:family="paragraph" style:parent-style-name="Text_20_body">
      <style:text-properties officeooo:rsid="0011e352" officeooo:paragraph-rsid="0011e352"/>
    </style:style>
    <style:style style:name="P3" style:family="paragraph" style:parent-style-name="Text_20_body">
      <style:text-properties officeooo:rsid="00169473" officeooo:paragraph-rsid="00169473"/>
    </style:style>
    <style:style style:name="P4" style:family="paragraph" style:parent-style-name="Text_20_body">
      <style:text-properties officeooo:rsid="0017478d" officeooo:paragraph-rsid="0017478d"/>
    </style:style>
    <style:style style:name="P5" style:family="paragraph" style:parent-style-name="Text_20_body">
      <style:text-properties officeooo:rsid="00180c51" officeooo:paragraph-rsid="00180c51"/>
    </style:style>
    <style:style style:name="P6" style:family="paragraph" style:parent-style-name="Text_20_body">
      <style:text-properties style:text-underline-style="solid" style:text-underline-width="auto" style:text-underline-color="font-color" officeooo:rsid="00180c51" officeooo:paragraph-rsid="00180c51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3efb76" officeooo:paragraph-rsid="003efb76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4186b1" officeooo:paragraph-rsid="004186b1"/>
    </style:style>
    <style:style style:name="P9" style:family="paragraph" style:parent-style-name="Text_20_body">
      <style:text-properties officeooo:rsid="001a11d4" officeooo:paragraph-rsid="001a11d4"/>
    </style:style>
    <style:style style:name="P10" style:family="paragraph" style:parent-style-name="Text_20_body">
      <style:paragraph-properties fo:text-align="start" style:justify-single-word="false"/>
      <style:text-properties officeooo:rsid="001bc4af" officeooo:paragraph-rsid="001bc4af"/>
    </style:style>
    <style:style style:name="P11" style:family="paragraph" style:parent-style-name="Text_20_body">
      <style:paragraph-properties fo:text-align="start" style:justify-single-word="false"/>
      <style:text-properties officeooo:rsid="001fd01b" officeooo:paragraph-rsid="001fd01b"/>
    </style:style>
    <style:style style:name="P12" style:family="paragraph" style:parent-style-name="Text_20_body">
      <style:paragraph-properties fo:text-align="start" style:justify-single-word="false"/>
      <style:text-properties officeooo:rsid="0021c012" officeooo:paragraph-rsid="0021c012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2a943b" officeooo:paragraph-rsid="002a943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3682c6" officeooo:paragraph-rsid="003682c6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385fa1" officeooo:paragraph-rsid="00385fa1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2d0a79" officeooo:paragraph-rsid="002d0a79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2f9c16" officeooo:paragraph-rsid="002f9c16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32a256" officeooo:paragraph-rsid="0032a256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officeooo:rsid="0039d618" officeooo:paragraph-rsid="0039d618"/>
    </style:style>
    <style:style style:name="P20" style:family="paragraph" style:parent-style-name="Text_20_body">
      <style:paragraph-properties fo:text-align="start" style:justify-single-word="false"/>
      <style:text-properties officeooo:rsid="003c637f" officeooo:paragraph-rsid="003c637f"/>
    </style:style>
    <style:style style:name="P21" style:family="paragraph" style:parent-style-name="Text_20_body">
      <style:paragraph-properties fo:text-align="start" style:justify-single-word="false"/>
      <style:text-properties style:text-underline-style="none" officeooo:rsid="00401fce" officeooo:paragraph-rsid="00401fce"/>
    </style:style>
    <style:style style:name="P22" style:family="paragraph" style:parent-style-name="Text_20_body">
      <style:text-properties officeooo:rsid="00154a26" officeooo:paragraph-rsid="00154a26"/>
    </style:style>
    <style:style style:name="P23" style:family="paragraph" style:parent-style-name="Text_20_body">
      <style:paragraph-properties fo:text-align="start" style:justify-single-word="false"/>
      <style:text-properties fo:font-style="normal" fo:font-weight="bold" officeooo:rsid="0023e60d" officeooo:paragraph-rsid="0023e60d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tyle="normal" fo:font-weight="bold" officeooo:rsid="0023f04e" officeooo:paragraph-rsid="0023f04e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tyle="normal" fo:font-weight="normal" officeooo:rsid="0027dd4f" officeooo:paragraph-rsid="0027dd4f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tyle="normal" fo:font-weight="normal" officeooo:rsid="002812f8" officeooo:paragraph-rsid="002812f8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tyle="normal" fo:font-weight="normal" officeooo:rsid="0037ae5b" officeooo:paragraph-rsid="0037ae5b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tyle="normal" fo:font-weight="normal" officeooo:rsid="00398ea7" officeooo:paragraph-rsid="00398ea7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tyle="normal" fo:font-weight="normal" officeooo:rsid="0039d618" officeooo:paragraph-rsid="0039d618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d0a79" officeooo:paragraph-rsid="002d0a79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3ff680" officeooo:paragraph-rsid="003ff680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41c969" officeooo:paragraph-rsid="0041c969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472cf9" officeooo:paragraph-rsid="00472cf9" style:font-style-asian="normal" style:font-weight-asian="normal" style:font-style-complex="normal" style:font-weight-complex="normal"/>
    </style:style>
    <style:style style:name="P34" style:family="paragraph" style:parent-style-name="Title">
      <style:text-properties officeooo:rsid="0011567e" officeooo:paragraph-rsid="0011567e"/>
    </style:style>
    <style:style style:name="P35" style:family="paragraph" style:parent-style-name="Text_20_body" style:list-style-name="L1">
      <style:text-properties officeooo:rsid="0017478d" officeooo:paragraph-rsid="0017478d"/>
    </style:style>
    <style:style style:name="P36" style:family="paragraph" style:parent-style-name="Text_20_body" style:list-style-name="L2">
      <style:text-properties officeooo:rsid="00169473" officeooo:paragraph-rsid="00169473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1a8fac" officeooo:paragraph-rsid="001a8fac"/>
    </style:style>
    <style:style style:name="P38" style:family="paragraph" style:parent-style-name="Text_20_body" style:list-style-name="L4">
      <style:paragraph-properties fo:text-align="start" style:justify-single-word="false"/>
      <style:text-properties fo:font-style="normal" officeooo:rsid="0021fa84" officeooo:paragraph-rsid="0021fa84" style:font-style-asian="normal" style:font-style-complex="normal"/>
    </style:style>
    <style:style style:name="P39" style:family="paragraph" style:parent-style-name="Text_20_body" style:list-style-name="L6">
      <style:paragraph-properties fo:text-align="start" style:justify-single-word="false"/>
      <style:text-properties fo:font-style="normal" fo:font-weight="normal" officeooo:rsid="00398ea7" officeooo:paragraph-rsid="00398ea7" style:font-style-asian="normal" style:font-weight-asian="normal" style:font-style-complex="normal" style:font-weight-complex="normal"/>
    </style:style>
    <style:style style:name="P40" style:family="paragraph" style:parent-style-name="Text_20_body" style:list-style-name="L7">
      <style:paragraph-properties fo:text-align="start" style:justify-single-word="false"/>
      <style:text-properties fo:font-style="normal" style:text-underline-style="none" fo:font-weight="normal" officeooo:rsid="0044dda0" officeooo:paragraph-rsid="0044dda0" style:font-style-asian="normal" style:font-weight-asian="normal" style:font-style-complex="normal" style:font-weight-complex="normal"/>
    </style:style>
    <style:style style:name="P41" style:family="paragraph" style:parent-style-name="Text_20_body" style:list-style-name="L8">
      <style:paragraph-properties fo:text-align="start" style:justify-single-word="false"/>
      <style:text-properties fo:font-style="normal" style:text-underline-style="none" fo:font-weight="normal" officeooo:rsid="0044dda0" officeooo:paragraph-rsid="0044dda0" style:font-style-asian="normal" style:font-weight-asian="normal" style:font-style-complex="normal" style:font-weight-complex="normal"/>
    </style:style>
    <style:style style:name="P42" style:family="paragraph" style:parent-style-name="Text_20_body" style:list-style-name="L8">
      <style:paragraph-properties fo:text-align="start" style:justify-single-word="false"/>
      <style:text-properties fo:font-style="normal" style:text-underline-style="none" fo:font-weight="normal" officeooo:rsid="0044e390" officeooo:paragraph-rsid="0044e39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8">
      <style:paragraph-properties fo:text-align="start" style:justify-single-word="false"/>
      <style:text-properties fo:font-style="normal" style:text-underline-style="none" fo:font-weight="normal" officeooo:rsid="0044ec20" officeooo:paragraph-rsid="0044ec20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214057" officeooo:paragraph-rsid="00214057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24162" officeooo:paragraph-rsid="00424162" style:font-style-asian="normal" style:font-weight-asian="normal" style:font-style-complex="normal" style:font-weight-complex="normal"/>
    </style:style>
    <style:style style:name="P46" style:family="paragraph" style:parent-style-name="Text_20_body" style:list-style-name="L4">
      <style:paragraph-properties fo:text-align="start" style:justify-single-word="false"/>
      <style:text-properties officeooo:rsid="00220574" officeooo:paragraph-rsid="00220574"/>
    </style:style>
    <style:style style:name="P47" style:family="paragraph" style:parent-style-name="Text_20_body" style:list-style-name="L4">
      <style:paragraph-properties fo:text-align="start" style:justify-single-word="false"/>
      <style:text-properties officeooo:rsid="002312bb" officeooo:paragraph-rsid="002312bb"/>
    </style:style>
    <style:style style:name="P48" style:family="paragraph" style:parent-style-name="Text_20_body" style:list-style-name="L5">
      <style:paragraph-properties fo:text-align="start" style:justify-single-word="false"/>
      <style:text-properties fo:font-style="italic" fo:font-weight="normal" officeooo:rsid="002a9cf7" officeooo:paragraph-rsid="002a9cf7" style:font-style-asian="italic" style:font-weight-asian="normal" style:font-style-complex="italic" style:font-weight-complex="normal"/>
    </style:style>
    <style:style style:name="P49" style:family="paragraph" style:parent-style-name="Text_20_body" style:list-style-name="L5">
      <style:paragraph-properties fo:text-align="start" style:justify-single-word="false"/>
      <style:text-properties fo:font-style="italic" fo:font-weight="normal" officeooo:rsid="002c1b09" officeooo:paragraph-rsid="002c1b09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424162" officeooo:paragraph-rsid="00424162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44dda0" officeooo:paragraph-rsid="0044dda0" style:font-style-asian="italic" style:font-weight-asian="normal" style:font-style-complex="italic" style:font-weight-complex="normal"/>
    </style:style>
    <style:style style:name="P52" style:family="paragraph" style:parent-style-name="Text_20_body" style:list-style-name="L4">
      <style:paragraph-properties fo:text-align="start" style:justify-single-word="false"/>
      <style:text-properties fo:font-weight="normal" officeooo:rsid="002312bb" officeooo:paragraph-rsid="0032a256" style:font-weight-asian="normal" style:font-weight-complex="normal"/>
    </style:style>
    <style:style style:name="P53" style:family="paragraph" style:parent-style-name="Text_20_body" style:list-style-name="L8">
      <style:paragraph-properties fo:text-align="start" style:justify-single-word="false"/>
      <style:text-properties style:text-underline-style="none" officeooo:rsid="0046d2e8" officeooo:paragraph-rsid="0046d2e8"/>
    </style:style>
    <style:style style:name="P54" style:family="paragraph" style:parent-style-name="Text_20_body">
      <style:text-properties style:text-underline-style="solid" style:text-underline-width="auto" style:text-underline-color="font-color" officeooo:rsid="001881f7" officeooo:paragraph-rsid="001881f7"/>
    </style:style>
    <style:style style:name="P55" style:family="paragraph" style:parent-style-name="Text_20_body">
      <style:text-properties fo:font-weight="bold" officeooo:rsid="001a8fac" officeooo:paragraph-rsid="001a8fac" style:font-weight-asian="bold" style:font-weight-complex="bold"/>
    </style:style>
    <style:style style:name="T1" style:family="text">
      <style:text-properties officeooo:rsid="00128ef8"/>
    </style:style>
    <style:style style:name="T2" style:family="text">
      <style:text-properties officeooo:rsid="00140f3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a7b1" style:font-style-asian="italic" style:font-style-complex="italic"/>
    </style:style>
    <style:style style:name="T5" style:family="text">
      <style:text-properties fo:font-style="italic" officeooo:rsid="0034d13b" style:font-style-asian="italic" style:font-style-complex="italic"/>
    </style:style>
    <style:style style:name="T6" style:family="text">
      <style:text-properties fo:font-style="italic" officeooo:rsid="00398ea7" style:font-style-asian="italic" style:font-style-complex="italic"/>
    </style:style>
    <style:style style:name="T7" style:family="text">
      <style:text-properties fo:font-style="italic" officeooo:rsid="00128ef8" style:font-style-asian="italic" style:font-style-complex="italic"/>
    </style:style>
    <style:style style:name="T8" style:family="text">
      <style:text-properties fo:font-style="italic" officeooo:rsid="004ff6ef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186b1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28ef8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4ff6ef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da7b1" style:font-style-asian="italic" style:font-weight-asian="bold" style:font-style-complex="italic" style:font-weight-complex="bold"/>
    </style:style>
    <style:style style:name="T17" style:family="text">
      <style:text-properties officeooo:rsid="001a62c1"/>
    </style:style>
    <style:style style:name="T18" style:family="text">
      <style:text-properties officeooo:rsid="001a8fac"/>
    </style:style>
    <style:style style:name="T19" style:family="text">
      <style:text-properties officeooo:rsid="001da7b1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a7b1" style:font-style-asian="normal" style:font-style-complex="normal"/>
    </style:style>
    <style:style style:name="T22" style:family="text">
      <style:text-properties fo:font-style="normal" officeooo:rsid="001ef6c1" style:font-style-asian="normal" style:font-style-complex="normal"/>
    </style:style>
    <style:style style:name="T23" style:family="text">
      <style:text-properties fo:font-style="normal" officeooo:rsid="0021fa84" style:font-style-asian="normal" style:font-style-complex="normal"/>
    </style:style>
    <style:style style:name="T24" style:family="text">
      <style:text-properties fo:font-style="normal" officeooo:rsid="002a9cf7" style:font-style-asian="normal" style:font-style-complex="normal"/>
    </style:style>
    <style:style style:name="T25" style:family="text">
      <style:text-properties fo:font-style="normal" officeooo:rsid="002b9d9e" style:font-style-asian="normal" style:font-style-complex="normal"/>
    </style:style>
    <style:style style:name="T26" style:family="text">
      <style:text-properties fo:font-style="normal" officeooo:rsid="002d0b2e" style:font-style-asian="normal" style:font-style-complex="normal"/>
    </style:style>
    <style:style style:name="T27" style:family="text">
      <style:text-properties fo:font-style="normal" officeooo:rsid="002e6522" style:font-style-asian="normal" style:font-style-complex="normal"/>
    </style:style>
    <style:style style:name="T28" style:family="text">
      <style:text-properties fo:font-style="normal" officeooo:rsid="00316cd6" style:font-style-asian="normal" style:font-style-complex="normal"/>
    </style:style>
    <style:style style:name="T29" style:family="text">
      <style:text-properties fo:font-style="normal" officeooo:rsid="0032a256" style:font-style-asian="normal" style:font-style-complex="normal"/>
    </style:style>
    <style:style style:name="T30" style:family="text">
      <style:text-properties fo:font-style="normal" officeooo:rsid="0033c244" style:font-style-asian="normal" style:font-style-complex="normal"/>
    </style:style>
    <style:style style:name="T31" style:family="text">
      <style:text-properties fo:font-style="normal" officeooo:rsid="0034d13b" style:font-style-asian="normal" style:font-style-complex="normal"/>
    </style:style>
    <style:style style:name="T32" style:family="text">
      <style:text-properties fo:font-style="normal" officeooo:rsid="00398ea7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a920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c637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e410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139d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186b1" style:font-style-asian="normal" style:font-weight-asian="normal" style:font-style-complex="normal" style:font-weight-complex="normal"/>
    </style:style>
    <style:style style:name="T39" style:family="text">
      <style:text-properties officeooo:rsid="002b9d9e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4ff6ef"/>
    </style:style>
    <style:style style:name="T43" style:family="text">
      <style:text-properties officeooo:rsid="00514aff"/>
    </style:style>
    <style:style style:name="T44" style:family="text">
      <style:text-properties officeooo:rsid="0055d5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Virtualization</text:p>
      <text:p text:style-name="P1">Scheduling: The Multi-Level Feedback Queue</text:p>
      <text:p text:style-name="P2">In this chapter we take a look on one of the most well-known approaches to scheduling, the <text:span text:style-name="T12">Multi-Level Feedback Queue</text:span><text:span text:style-name="T13"> </text:span><text:span text:style-name="T14">(MLFQ)</text:span><text:span text:style-name="T1">. </text:span><text:span text:style-name="T2">The development and discovery of the MLFQ led to the Turing award to Corobato. </text:span></text:p>
      <text:p text:style-name="P22">MLFQ tries to improve both <text:span text:style-name="T13">turnaround time</text:span> and <text:span text:style-name="T13">response time</text:span> and the problem is thus two-fold. </text:p>
      <text:p text:style-name="P4">Fundamental problem: </text:p>
      <text:list xml:id="list815086174" text:style-name="L1">
        <text:list-item>
          <text:p text:style-name="P35">How do we schedule without perfect knowledge? </text:p>
        </text:list-item>
      </text:list>
      <text:p text:style-name="P3">Problems are: </text:p>
      <text:list xml:id="list1829028233" text:style-name="L2">
        <text:list-item>
          <text:p text:style-name="P36">How can we optimize both turnaround time and response time? </text:p>
        </text:list-item>
        <text:list-item>
          <text:p text:style-name="P36">How can the scheduler learn, as the system runs, the characteristics of the jobs it is running, and thus make better <text:s/>scheduling decisions?</text:p>
        </text:list-item>
      </text:list>
      <text:p text:style-name="P6">Tip: Learn From The History</text:p>
      <text:p text:style-name="P5"><text:span text:style-name="T13">Multi-Level Feedback Queue </text:span>is an example of an excellent system that learns from the past to predict the future. Such futures are common in OS, e.g. <text:span text:style-name="T13">hardware branch predictors</text:span>, <text:span text:style-name="T13">ca</text:span><text:span text:style-name="T15">ch</text:span><text:span text:style-name="T13">ing algorithms</text:span>. One must be careful with these technique and if not, the system might perform better without any knowledge at all. </text:p>
      <text:p text:style-name="P54">8.1 MLFQ: Basic Rules</text:p>
      <text:p text:style-name="P9">An MLFQ has a number of distinct queues, each assigned a <text:span text:style-name="T13">priority level</text:span>. <text:span text:style-name="T17">At any given time, a job that is ready to run is on a single queue. MLFQ uses priorities to decide which job should run at a given time. A job with a higher priority is ran. </text:span><text:span text:style-name="T18">If the jobs have the same priority, we will use Round-Robin (RR). </text:span></text:p>
      <text:p text:style-name="P55">These are 2 basic rules: </text:p>
      <text:list xml:id="list118840757" text:style-name="L3">
        <text:list-item>
          <text:p text:style-name="P37">Rule 1 : If Prio(A) &gt; Prio(B), A runs (B dosen’t)</text:p>
        </text:list-item>
        <text:list-item>
          <text:p text:style-name="P37">Rule 2 : If Prio(A) <text:s/>= Prio(B), A &amp; B run in <text:span text:style-name="T44">R</text:span>R</text:p>
        </text:list-item>
      </text:list>
      <text:p text:style-name="P10">The <text:span text:style-name="T3">key</text:span> is thus <text:span text:style-name="T40">how</text:span> the MLFQ <text:span text:style-name="T40">sets the priorities</text:span>. <text:span text:style-name="T19">MLFQ varies the priority of a specific job based on </text:span><text:span text:style-name="T16">observer behavior</text:span><text:span text:style-name="T21">. MLFQ will try to learn about processes as they run. </text:span><text:span text:style-name="T22">The history of jobs will determine its future behavior. </text:span></text:p>
      <text:p text:style-name="P11"><text:span text:style-name="T22">I</text:span><text:span text:style-name="T20">f we want to run lower prioritized jobs at all we need to change the prio dynamically somehow (or else, higher prio will alternate until done). </text:span></text:p>
      <text:p text:style-name="P44">8.2 Attempt #1: How To Change Priority</text:p>
      <text:p text:style-name="P12"><text:span text:style-name="T20">MLFQ will change the prio of a job over the complete lifetime of the job. </text:span><text:span text:style-name="T23">To change the priority we introduce 3 new rules: </text:span></text:p>
      <text:list xml:id="list1946917674" text:style-name="L4">
        <text:list-item>
          <text:p text:style-name="P38">Rule 3 : When a job enter the system, it is placed at the highest priority (topmost queue). </text:p>
        </text:list-item>
        <text:list-item>
          <text:p text:style-name="P46"><text:soft-page-break/><text:span text:style-name="T20">Rule 4</text:span><text:span text:style-name="T28">a</text:span><text:span text:style-name="T20"> : If a job uses up an entire time slice while running, its priority is </text:span><text:span text:style-name="T3">reduced</text:span><text:span text:style-name="T20"> (it moves down one queue).</text:span></text:p>
        </text:list-item>
        <text:list-item>
          <text:p text:style-name="P47"><text:bookmark-start text:name="__DdeLink__915_4061925439"/><text:span text:style-name="T20">Rule </text:span><text:span text:style-name="T28">4b</text:span><text:span text:style-name="T20"> : If a job gives up the CPU before the time slice is up, it stays at the same priority level. </text:span><text:bookmark-end text:name="__DdeLink__915_4061925439"/></text:p>
        </text:list-item>
      </text:list>
      <text:p text:style-name="P23">Example 1: A Single Long-Running Job</text:p>
      <text:p text:style-name="P25">Assumes the job is a sort job and then changes the prio to the correct one. </text:p>
      <text:p text:style-name="P23">Example 2: Along Came A Short Job</text:p>
      <text:p text:style-name="P26">A short job arriving late will be ran first. </text:p>
      <text:p text:style-name="P23">Example 3: What About I/O? </text:p>
      <text:p text:style-name="P26">An I/O intesive job will be altered on the highest priority. </text:p>
      <text:p text:style-name="P24">Problems With Our Current MLFQ</text:p>
      <text:p text:style-name="P13"><text:span text:style-name="T20">So far, we have a decent MLFQ, it shares the CPU between long-running jobs, letting short or I/O intensive interactive jobs run quickly. </text:span><text:span text:style-name="T24">But some severe problems remain: </text:span></text:p>
      <text:list xml:id="list2247882930" text:style-name="L5">
        <text:list-item>
          <text:p text:style-name="P48">Starvation: <text:span text:style-name="T20">If there are too many interactive jobs in the system, they will combine to consume all CPU time, resulting in that long-running jobs will n</text:span><text:span text:style-name="T25">ever receive any CPU time</text:span></text:p>
        </text:list-item>
        <text:list-item>
          <text:p text:style-name="P49"><text:span text:style-name="T39">G</text:span>aming:<text:span text:style-name="T20"> A smart user can trick the scheduler, for example; issueing an I/O operation before the time slice is over; doing so allows you to remain in the same queue. </text:span></text:p>
        </text:list-item>
      </text:list>
      <text:p text:style-name="P30">Tip: Scheduling Must Be Secure From Attack</text:p>
      <text:p text:style-name="P16"><text:span text:style-name="T20">A scheduling policy may be a security concern. </text:span><text:span text:style-name="T26">In modern datacenters, most resources are shared and a vulnerbaility or faulty scheduling policy could </text:span><text:span text:style-name="T27">make a user </text:span><text:span text:style-name="T26">thus harm other. </text:span></text:p>
      <text:p text:style-name="P17"><text:span text:style-name="T26">8.</text:span><text:span text:style-name="T20">3 Attempt #2: The Priority Boost</text:span></text:p>
      <text:p text:style-name="P18"><text:span text:style-name="T20">To avoid the problem wth starvation we introduce the </text:span>priority boost<text:span text:style-name="T20"> </text:span><text:span text:style-name="T30">where a job in the scheduler is periodically boosted to a higher queue. </text:span><text:span text:style-name="T31">We introduce a new rule: </text:span></text:p>
      <text:list xml:id="list180238855669511" text:continue-list="list1946917674" text:style-name="L4">
        <text:list-item>
          <text:p text:style-name="P52"><text:span text:style-name="T20">Rule </text:span><text:span text:style-name="T29">5</text:span><text:span text:style-name="T20"> : </text:span><text:span text:style-name="T31">After some time period </text:span><text:span text:style-name="T5">S</text:span><text:span text:style-name="T31">, move all the jobs in the system to the topmost queue. </text:span></text:p>
        </text:list-item>
      </text:list>
      <text:p text:style-name="P14"><text:span text:style-name="T31">T</text:span><text:span text:style-name="T20">he </text:span><text:span text:style-name="T3">S </text:span><text:span text:style-name="T20">constants are called a </text:span><text:span text:style-name="T3">voo-doo</text:span><text:span text:style-name="T20"> constant, since it has some kind of magically value associated to it. If to high, long-running processes could starve, if to short, interactive jobs may not get a sufficient share of the CPU.</text:span></text:p>
      <text:p text:style-name="P27">8.4 Attempt #3: Better Accounting</text:p>
      <text:p text:style-name="P27">One problem remains: How can we prevent gaming of the scheduler (getting tricked)?</text:p>
      <text:p text:style-name="P15"><text:span text:style-name="T20">The solution i</text:span><text:span text:style-name="T32">s </text:span><text:span text:style-name="T3">account</text:span><text:span text:style-name="T6">ing </text:span><text:span text:style-name="T20">for how much a time slice a process used at a given level. Once a process has used its allotment, it is demoted to the next priority queue. </text:span></text:p>
      <text:p text:style-name="P28">We rewrite rules 4a and 4b to the following: </text:p>
      <text:list xml:id="list3300362086" text:style-name="L6">
        <text:list-item>
          <text:p text:style-name="P39">Rule 4 : Once a job uses up its time allotment at a given level (regardless of how many times it has given up the CPU), its priority is reduced (i.e., it moves down one queue). </text:p>
        </text:list-item>
      </text:list>
      <text:p text:style-name="P29">8.5 Tuning MLFQ And Other Issues</text:p>
      <text:p text:style-name="P19"><text:soft-page-break/><text:span text:style-name="T33">A big question about the MLFQ is how to </text:span><text:span text:style-name="T9">parameterize</text:span><text:span text:style-name="T33"> it, </text:span><text:span text:style-name="T34">e.g. how many queues shall we have? </text:span><text:span text:style-name="T35">How big should a time slice be? How often do we boost? </text:span></text:p>
      <text:p text:style-name="P20"><text:span text:style-name="T33">There are no clear answers to these questions, so need experience and tuning based on workloads </text:span><text:span text:style-name="T36">to achieve a satisfactory balance. </text:span></text:p>
      <text:p text:style-name="P7"><text:span text:style-name="T36">T</text:span><text:span text:style-name="T33">ip: Avoid VOO-DOO Contants (Ousterhoust’s law)</text:span></text:p>
      <text:p text:style-name="P31">Constants are hard to change and tveaking is often done with default and standard values or left unmodified completely. </text:p>
      <text:p text:style-name="P21"><text:span text:style-name="T33">There are many variants and implementation of MLFQ’s, and many different parameterizations. </text:span><text:span text:style-name="T37">In some system one can use the command-line utility “nice” to increase or decrease the priority of a program. </text:span><text:span text:style-name="T38">The user can also be allowed to input </text:span><text:span text:style-name="T10">advice</text:span><text:span text:style-name="T38"> to the scheduler in order to improve it. </text:span></text:p>
      <text:p text:style-name="P8"><text:span text:style-name="T37">T</text:span><text:span text:style-name="T33">ip: Use Advice Where Possible</text:span></text:p>
      <text:p text:style-name="P32">Interfaces to provide user or administrators to provide some hints to the OS. </text:p>
      <text:p text:style-name="P45">8.6 MLFQ: Summary</text:p>
      <text:p text:style-name="P50">It is a <text:span text:style-name="T41">scheduling approach, Multi-Level Feedback Queue (MLFQ)</text:span>. </text:p>
      <text:list xml:id="list2096972521" text:style-name="L7">
        <text:list-item>
          <text:p text:style-name="P40">It uses multiple levels of of queue</text:p>
        </text:list-item>
        <text:list-item>
          <text:p text:style-name="P40">It uses feedback to determina the priority</text:p>
        </text:list-item>
        <text:list-item>
          <text:p text:style-name="P40">It is driven by the history</text:p>
        </text:list-item>
      </text:list>
      <text:p text:style-name="P51">Following are the refined set of <text:span text:style-name="T41">MLFQ rules</text:span>: </text:p>
      <text:list xml:id="list1341113184" text:style-name="L8">
        <text:list-item>
          <text:p text:style-name="P41">Rule 1: If Priority(A) &gt; Priority(B), A runs (B dosen’t)</text:p>
        </text:list-item>
        <text:list-item>
          <text:p text:style-name="P41">Rule 2: If Priority(A) = Priority(B), A &amp; B run in round-robin fashion using the time slice (quantum length) of the given queue. </text:p>
        </text:list-item>
        <text:list-item>
          <text:p text:style-name="P42">Rule 3: When a job enters the system, it is placed at the highest priority (the topmost queue).</text:p>
        </text:list-item>
        <text:list-item>
          <text:p text:style-name="P43">Rule 4: Once a job uses up its time allotment at a given level (regardless of how many it has given up the CPU), its priority is reduced (i.e., it moves down one queue). </text:p>
        </text:list-item>
        <text:list-item>
          <text:p text:style-name="P53"><text:span text:style-name="T33">Rule 5: After some time period </text:span><text:span text:style-name="T9">S</text:span><text:span text:style-name="T33">, mode all the jobs in the system to the topmost queue. </text:span></text:p>
        </text:list-item>
      </text:list>
      <text:p text:style-name="P33">It observes the execution of jobs and prioritize it accordingly. We get the best of both worlds, we deliver <text:span text:style-name="T40">good overall</text:span> <text:span text:style-name="T3">performance</text:span> for <text:span text:style-name="T13">short-running jobs</text:span> and is <text:span text:style-name="T40">fair and good</text:span> in more <text:span text:style-name="T13">long-running</text:span>. Many known systems uses a MLFQ. </text:p>
      <text:p text:style-name="P33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9:17:58.321386340</meta:creation-date>
    <dc:date>2021-01-05T18:02:08.596075022</dc:date>
    <meta:editing-duration>P1DT20H51M12S</meta:editing-duration>
    <meta:editing-cycles>82</meta:editing-cycles>
    <meta:generator>LibreOffice/6.4.6.2$Linux_X86_64 LibreOffice_project/40$Build-2</meta:generator>
    <meta:document-statistic meta:table-count="0" meta:image-count="0" meta:object-count="0" meta:page-count="3" meta:paragraph-count="64" meta:word-count="1136" meta:character-count="6225" meta:non-whitespace-character-count="5134"/>
  </office:meta>
</office:document-meta>
</file>